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ncode Sans" svg:font-family="'Encode Sans',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list-style-name="L7">
      <style:paragraph-properties fo:text-align="start" style:justify-single-word="false"/>
      <style:text-properties officeooo:paragraph-rsid="0018868d"/>
    </style:style>
    <style:style style:name="P2" style:family="paragraph" style:parent-style-name="Standard" style:list-style-name="L7">
      <style:paragraph-properties fo:text-align="start" style:justify-single-word="false"/>
      <style:text-properties officeooo:rsid="0018868d" officeooo:paragraph-rsid="0018868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14a422" officeooo:paragraph-rsid="0014a422" style:font-weight-asian="bold" style:font-weight-complex="bold"/>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fo:font-weight="normal" officeooo:rsid="0018868d" officeooo:paragraph-rsid="0018868d" style:font-weight-asian="normal" style:font-weight-complex="normal"/>
    </style:style>
    <style:style style:name="P5" style:family="paragraph" style:parent-style-name="Standard">
      <style:paragraph-properties fo:text-align="start" style:justify-single-word="false"/>
      <style:text-properties style:font-name="arial" style:text-underline-style="none" fo:font-weight="normal" officeooo:rsid="00165f37" officeooo:paragraph-rsid="00165f37" style:font-weight-asian="normal" style:font-weight-complex="normal"/>
    </style:style>
    <style:style style:name="P6" style:family="paragraph" style:parent-style-name="Standard" style:list-style-name="L2">
      <style:paragraph-properties fo:text-align="start" style:justify-single-word="false"/>
      <style:text-properties style:font-name="arial" style:text-underline-style="none" fo:font-weight="normal" officeooo:rsid="00165f37" officeooo:paragraph-rsid="00165f37" style:font-weight-asian="normal" style:font-weight-complex="normal"/>
    </style:style>
    <style:style style:name="P7" style:family="paragraph" style:parent-style-name="Standard">
      <style:paragraph-properties fo:text-align="center" style:justify-single-word="false"/>
      <style:text-properties style:font-name="arial" style:text-underline-style="none" fo:font-weight="bold" officeooo:rsid="00165f37" officeooo:paragraph-rsid="00165f37" style:font-weight-asian="bold" style:font-weight-complex="bold"/>
    </style:style>
    <style:style style:name="P8" style:family="paragraph" style:parent-style-name="Standard">
      <style:paragraph-properties fo:text-align="center" style:justify-single-word="false"/>
      <style:text-properties style:font-name="arial" style:text-underline-style="none" fo:font-weight="bold" officeooo:rsid="0016fe12" officeooo:paragraph-rsid="0016fe12" style:font-weight-asian="bold" style:font-weight-complex="bold"/>
    </style:style>
    <style:style style:name="P9" style:family="paragraph" style:parent-style-name="Standard" style:list-style-name="L3">
      <style:paragraph-properties fo:text-align="start" style:justify-single-word="false"/>
      <style:text-properties style:font-name="arial" fo:font-style="italic" style:text-underline-style="none" fo:font-weight="normal" officeooo:rsid="0016fe12" officeooo:paragraph-rsid="0016fe12"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arial" fo:font-style="italic" style:text-underline-style="none" fo:font-weight="normal" officeooo:rsid="0016fe12" officeooo:paragraph-rsid="0016fe12" style:font-style-asian="italic" style:font-weight-asian="normal" style:font-style-complex="italic" style:font-weight-complex="normal"/>
    </style:style>
    <style:style style:name="P11" style:family="paragraph" style:parent-style-name="Standard" style:list-style-name="L4">
      <style:paragraph-properties fo:text-align="start" style:justify-single-word="false"/>
      <style:text-properties style:font-name="arial" fo:font-style="italic" style:text-underline-style="none" fo:font-weight="normal" officeooo:rsid="0016fe12" officeooo:paragraph-rsid="0016fe12" style:font-style-asian="italic" style:font-weight-asian="normal" style:font-style-complex="italic" style:font-weight-complex="normal"/>
    </style:style>
    <style:style style:name="P12" style:family="paragraph" style:parent-style-name="Standard" style:list-style-name="L5">
      <style:paragraph-properties fo:text-align="start" style:justify-single-word="false"/>
      <style:text-properties style:font-name="arial" fo:font-style="italic" style:text-underline-style="none" fo:font-weight="normal" officeooo:rsid="0017d97e" officeooo:paragraph-rsid="0017d97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arial" fo:font-style="italic" style:text-underline-style="none" fo:font-weight="normal" officeooo:rsid="0017d97e" officeooo:paragraph-rsid="0017d97e" style:font-style-asian="italic" style:font-weight-asian="normal" style:font-style-complex="italic" style:font-weight-complex="normal"/>
    </style:style>
    <style:style style:name="P14" style:family="paragraph" style:parent-style-name="Standard" style:list-style-name="L6">
      <style:paragraph-properties fo:text-align="start" style:justify-single-word="false"/>
      <style:text-properties style:font-name="arial" fo:font-style="italic" style:text-underline-style="none" fo:font-weight="normal" officeooo:rsid="0017d97e" officeooo:paragraph-rsid="0017d97e"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style:font-name="arial" fo:font-style="italic" style:text-underline-style="none" fo:font-weight="bold" officeooo:rsid="0016fe12" officeooo:paragraph-rsid="0016fe12"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style:font-name="arial" fo:font-style="italic" style:text-underline-style="none" fo:font-weight="bold" officeooo:rsid="0016fe12" officeooo:paragraph-rsid="0017d97e" style:font-style-asian="italic" style:font-weight-asian="bold" style:font-style-complex="italic" style:font-weight-complex="bold"/>
    </style:style>
    <style:style style:name="P17" style:family="paragraph" style:parent-style-name="Standard" style:list-style-name="L5">
      <style:paragraph-properties fo:text-align="start" style:justify-single-word="false"/>
      <style:text-properties style:font-name="arial" officeooo:paragraph-rsid="0017d97e"/>
    </style:style>
    <style:style style:name="P18" style:family="paragraph" style:parent-style-name="Standard">
      <style:paragraph-properties fo:text-align="start" style:justify-single-word="false"/>
      <style:text-properties style:font-name="arial" officeooo:paragraph-rsid="0018868d"/>
    </style:style>
    <style:style style:name="P19" style:family="paragraph" style:parent-style-name="Standard" style:list-style-name="L5">
      <style:paragraph-properties fo:text-align="start" style:justify-single-word="false"/>
      <style:text-properties style:font-name="arial" officeooo:rsid="0017d97e" officeooo:paragraph-rsid="0017d97e"/>
    </style:style>
    <style:style style:name="P20" style:family="paragraph" style:parent-style-name="Standard">
      <style:paragraph-properties fo:text-align="start" style:justify-single-word="false"/>
      <style:text-properties style:font-name="arial" officeooo:rsid="0017d97e" officeooo:paragraph-rsid="0017d97e"/>
    </style:style>
    <style:style style:name="P21" style:family="paragraph" style:parent-style-name="Standard">
      <style:paragraph-properties fo:text-align="start" style:justify-single-word="false"/>
      <style:text-properties style:font-name="arial" fo:font-style="normal" style:text-underline-style="none" fo:font-weight="normal" officeooo:rsid="0017d97e" officeooo:paragraph-rsid="0017d97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arial" fo:font-style="normal" style:text-underline-style="none" fo:font-weight="normal" officeooo:rsid="0018868d" officeooo:paragraph-rsid="0018868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arial" fo:font-style="normal" style:text-underline-style="none" fo:font-weight="bold" officeooo:rsid="0018868d" officeooo:paragraph-rsid="0018868d"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arial" officeooo:rsid="0018868d" officeooo:paragraph-rsid="0018868d"/>
    </style:style>
    <style:style style:name="P25" style:family="paragraph" style:parent-style-name="Standard">
      <style:paragraph-properties fo:text-align="start" style:justify-single-word="false"/>
      <style:text-properties style:font-name="arial" fo:font-weight="bold" officeooo:rsid="0018868d" officeooo:paragraph-rsid="0018868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17d97e"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17d97e" style:font-style-asian="normal" style:font-weight-asian="normal" style:font-style-complex="normal" style:font-weight-complex="normal"/>
    </style:style>
    <style:style style:name="T6" style:family="text">
      <style:text-properties fo:font-style="normal" style:text-underline-style="none" fo:font-weight="normal" officeooo:rsid="0018868d" style:font-style-asian="normal" style:font-weight-asian="normal" style:font-style-complex="normal" style:font-weight-complex="normal"/>
    </style:style>
    <style:style style:name="T7" style:family="text">
      <style:text-properties fo:font-style="italic" style:text-underline-style="none" fo:font-weight="normal" officeooo:rsid="0017d97e" style:font-style-asian="italic" style:font-weight-asian="normal" style:font-style-complex="italic" style:font-weight-complex="normal"/>
    </style:style>
    <style:style style:name="T8" style:family="text">
      <style:text-properties officeooo:rsid="0018868d"/>
    </style:style>
    <style:style style:name="T9" style:family="text">
      <style:text-properties fo:font-variant="normal" fo:text-transform="none" fo:color="#333333" loext:opacity="100%" fo:letter-spacing="normal" fo:font-weight="normal" style:font-weight-asian="normal" style:font-weight-complex="normal"/>
    </style:style>
    <style:style style:name="T10" style:family="text">
      <style:text-properties fo:font-variant="normal" fo:text-transform="none" fo:color="#333333" loext:opacity="100%" fo:font-size="12pt" fo:letter-spacing="normal" fo:font-style="normal"/>
    </style:style>
    <style:style style:name="T11" style:family="text">
      <style:text-properties fo:font-variant="normal" fo:text-transform="none" fo:color="#333333" loext:opacity="100%" fo:font-size="12pt" fo:letter-spacing="normal" fo:font-style="normal" fo:font-weight="normal" style:font-weight-asian="normal" style:font-weight-complex="normal"/>
    </style:style>
    <style:style style:name="T12" style:family="text">
      <style:text-properties fo:font-variant="normal" fo:text-transform="none" fo:color="#333333" loext:opacity="100%" fo:font-size="12pt" fo:letter-spacing="normal" fo:font-style="normal" style:text-underline-style="none"/>
    </style:style>
    <style:style style:name="T13" style:family="text">
      <style:text-properties fo:font-variant="normal" fo:text-transform="none" fo:color="#333333" loext:opacity="100%" style:font-name="arial" fo:font-size="12pt" fo:letter-spacing="normal" fo:font-style="normal" style:text-underline-style="none" fo:font-weight="normal" style:font-weight-asian="normal" style:font-weight-complex="normal"/>
    </style:style>
    <style:style style:name="T14" style:family="text">
      <style:text-properties fo:font-variant="normal" fo:text-transform="none" fo:color="#333333" loext:opacity="100%" style:font-name="arial" fo:font-size="12pt" fo:letter-spacing="normal" fo:font-style="normal" style:text-underline-style="none" fo:font-weight="normal" officeooo:rsid="0018868d"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DAD INTRODUCTORIA</text:p>
      <text:p text:style-name="P5">Orígenes del calculo:</text:p>
      <text:list text:style-name="L2">
        <text:list-item>
          <text:p text:style-name="P6">Arquimedes de Siracusa (287 – 212 ANE)</text:p>
        </text:list-item>
        <text:list-item>
          <text:p text:style-name="P6">Isaac Newton (en 1664 – 1666)</text:p>
        </text:list-item>
        <text:list-item>
          <text:p text:style-name="P6">Gottfired Leibniz (en 1675)</text:p>
        </text:list-item>
      </text:list>
      <text:p text:style-name="P5"/>
      <text:p text:style-name="P7">¿Qué es el cálculo?</text:p>
      <text:p text:style-name="P5"><text:tab/>Es una rama fundamental de las matemáticas que se encarga de estudiar el cambio y la variación. A diferencia del álgebra, que se enfoca en valores estáticos, el cálculo nos permite analizar cómo cambian las cosas a medida que transcurre el tiempo o como varían en el espacio.</text:p>
      <text:p text:style-name="P5"/>
      <text:p text:style-name="P8">¿Qué estudia el cálculo infinitesimal?</text:p>
      <text:list text:style-name="L3">
        <text:list-item>
          <text:p text:style-name="P9">Derivadas: <text:span text:style-name="T2">Miden la tasa de cambio instantánea de una función en un punto específico. Por ejemplo, la velocidad es la derivada de la posición respecto al tiempo. Las derivadas nos permiten analizar cómo crece o decrece una función, encontrar máximos y mínimos, y estudiar la concavidad de una curva.</text:span></text:p>
        </text:list-item>
        <text:list-item>
          <text:p text:style-name="P9">Integrales: <text:span text:style-name="T2">Representan la acumulación de cantidades infinitamente pequeñas. Por ejemplo, el área bajo una curva se puede calcular utilizando una integral. Las integrales también se utilizan para calcular volúmenes, longitudes de curvas, y resolver problemas de física y ingeniería.</text:span></text:p>
        </text:list-item>
      </text:list>
      <text:p text:style-name="P10"><text:span text:style-name="T2"/></text:p>
      <text:p text:style-name="P15"><text:span text:style-name="T2">¿Qué es el cálculo diferencial? </text:span></text:p>
      <text:list text:style-name="L4">
        <text:list-item>
          <text:p text:style-name="P11">El estudio del cambio: <text:span text:style-name="T2">El cálculo diferencial se enfoca en estudiar cómo cambian las cosas. Por ejemplo, si tienes un objeto en movimiento, el cálculo diferencial te permite calcular su velocidad en un instante determinado o su aceleración. </text:span></text:p>
        </text:list-item>
        <text:list-item>
          <text:p text:style-name="P11">La pendiente de una curva: <text:span text:style-name="T2">Si graficamos una función, el cálculo diferencial nos ayuda a encontrar la pendiente de esa curva en cualquier punto. Esta pendiente representa la tasa de cambio instantánea de la función.</text:span></text:p>
        </text:list-item>
        <text:list-item>
          <text:p text:style-name="P11">Aplicaciones: <text:span text:style-name="T2">El cálculo diferencial tiene muchas aplicaciones en la tecnología, como por ejemplo: Optimización: Encontrar el valor máximo o mínimo de una función para optimizar procesos.</text:span></text:p>
        </text:list-item>
        <text:list-item>
          <text:p text:style-name="P11">Análisis de señales: <text:span text:style-name="T2">Estudiar cómo varían las señales eléctricas o acústicas con el tiempo.</text:span></text:p>
        </text:list-item>
        <text:list-item>
          <text:p text:style-name="P11">M<text:span text:style-name="T2">odelado de sistemas: Crear modelos matemáticos para simular el comportamiento de sistemas físicos.</text:span></text:p>
        </text:list-item>
      </text:list>
      <text:p text:style-name="P10"><text:span text:style-name="T2"/></text:p>
      <text:p text:style-name="P16"><text:span text:style-name="T2">¿Qué es el cálculo </text:span><text:span text:style-name="T3">integral</text:span><text:span text:style-name="T2">?</text:span></text:p>
      <text:list text:style-name="L5">
        <text:list-item>
          <text:p text:style-name="P12">La suma de partes infinitesimales: <text:span text:style-name="T2">El cálculo integral se ocupa de sumar un infinidad de partes muy pequeñas para obtener un todo. Por ejemplo, si quieres calcular el área bajo una curva, el cálculo integral ter permite dividir esa área en infinitas rectángulos muy estrecho y luego sumarlo.</text:span></text:p>
        </text:list-item>
        <text:list-item>
          <text:p text:style-name="P12">El área bajo una curva: <text:span text:style-name="T2">Una de las aplicaciones más comunes del cálculo integral es calcular el área de regiones planas delimitadas por curvas.</text:span></text:p>
        </text:list-item>
        <text:list-item>
          <text:p text:style-name="P17"><text:span text:style-name="T7">Aplicaciones:</text:span><text:span text:style-name="T5"> El cálculo integral también tiene numerosas aplicaciones en la tecnología, como por ejemplo: </text:span></text:p>
          <text:list>
            <text:list-item>
              <text:p text:style-name="P19"><text:span text:style-name="T4">Cálculo de volúmenes: Determinar el volumen de sólidos.</text:span></text:p>
            </text:list-item>
            <text:list-item>
              <text:p text:style-name="P19"><text:span text:style-name="T4">Cálculo de trabajo: Calcular el trabajo realizado por una fuerza.</text:span></text:p>
            </text:list-item>
            <text:list-item>
              <text:p text:style-name="P19"><text:span text:style-name="T4">Análisis de datos: Estudiar la distribución de datos y calcular valores promedio.</text:span></text:p>
            </text:list-item>
          </text:list>
        </text:list-item>
      </text:list>
      <text:p text:style-name="P20"/>
      <text:p text:style-name="P16"><text:span text:style-name="T2"/></text:p>
      <text:p text:style-name="P16"><text:span text:style-name="T2"/></text:p>
      <text:p text:style-name="P16"><text:soft-page-break/><text:span text:style-name="T2">¿</text:span><text:span text:style-name="T3">Por qué es importante el cálculo infinitesimal</text:span><text:span text:style-name="T2">?</text:span></text:p>
      <text:p text:style-name="P13"><text:span text:style-name="T2">El cálculo infinitesimal es una herramienta esencial para entender y modelar el mundo que nos rodea. Nos permite analizar fenómenos complejos, predecir comportamientos futuros y tomar decisiones basadas en datos precisos. Es una herramienta indispensable para cualquier persona que quiera profundizar en el estudio de las ciencias y la ingeniería. </text:span></text:p>
      <text:p text:style-name="P13"><text:span text:style-name="T2"/></text:p>
      <text:p text:style-name="P16"><text:span text:style-name="T2">¿</text:span><text:span text:style-name="T3">Por qué es importante el cálculo para un técnico en tecnología</text:span><text:span text:style-name="T2">?</text:span></text:p>
      <text:p text:style-name="P16"><text:span text:style-name="T2"/></text:p>
      <text:list text:style-name="L6">
        <text:list-item>
          <text:p text:style-name="P14">Te permite modelar sistemas reales: <text:span text:style-name="T2">Muchos de los sistemas que encontrarás en tu carrera profesional pueden ser modelados matemáticamente utilizando el cálculo.</text:span></text:p>
        </text:list-item>
        <text:list-item>
          <text:p text:style-name="P14">Te ayuda a tomar decisiones basadas en datos: <text:span text:style-name="T2">El cálculo te proporciona herramientas para analizar datos y tomar decisiones infirmadas.</text:span></text:p>
        </text:list-item>
        <text:list-item>
          <text:p text:style-name="P14">Es fundamental para otras áreas de la ingeniería: <text:span text:style-name="T2">El cálculo es la base de muchas otras ramas de la ingeniería, como la electrónica, la mecánica y la civil.</text:span></text:p>
        </text:list-item>
      </text:list>
      <text:p text:style-name="P13"><text:span text:style-name="T2"/></text:p>
      <text:p text:style-name="P16"><text:span text:style-name="T2">¿</text:span><text:span text:style-name="T3">Teorema fundamental del cálculo</text:span><text:span text:style-name="T2">?</text:span></text:p>
      <text:p text:style-name="P21">El teorema fundamental del cálculo es uno de los conceptos más importantes en el cálculo infinitesimal, ya que establece una conexión profunda entre dos operaciones aparentemente distintas: la derivación y la integración.</text:p>
      <text:p text:style-name="P21"/>
      <text:p text:style-name="P21">¿Qué dice el teorema? </text:p>
      <text:p text:style-name="P21">En esencia, el teorema fundamental del cálculo afirma que la derivación y la integración son operaciones inversas. <text:span text:style-name="T8">Esto significa que si integras una función y luego la derivas, obtienes la función original. Y viceversa, si derivas una función y luego la integras, recuperas la función original (salvo una constante).</text:span></text:p>
      <text:p text:style-name="P21"/>
      <text:p text:style-name="P22">Las dos partes del teorema</text:p>
      <text:p text:style-name="P22">El teorema se divide en dos parte principales:</text:p>
      <text:p text:style-name="P23">Primera parte: <text:span text:style-name="T1">Si f es una función continua en un intervalo [a,b], entonces la función definida por:</text:span></text:p>
      <text:p text:style-name="P18"><text:span text:style-name="T6">F(x) = </text:span><text:span text:style-name="T9">∫</text:span><text:span text:style-name="T11">[a, x] f(t) dt</text:span></text:p>
      <text:p text:style-name="P24"><text:span text:style-name="T11">es derivable en (a,b) y su derivada es f(x). Es decir: </text:span></text:p>
      <text:p text:style-name="P24"><text:span text:style-name="T11">F’(x) = F(x)</text:span></text:p>
      <text:p text:style-name="P24"><text:span text:style-name="T11">Esto nos dice que la integral definida de una función puede verse como una función cuyo valor cambia a medida que cambiamos el límite superior de integración. La derivada de esta función es la propia función que estamos integrando. </text:span></text:p>
      <text:p text:style-name="P25"><text:span text:style-name="T10">Segunda parte: </text:span><text:span text:style-name="T11">Si F es una antiderivada de f en [a,B, es decir, si F’(x) = f(x) para toda x en [a,b], entonces: </text:span></text:p>
      <text:p text:style-name="P25"><text:span text:style-name="T11">∫[a, b] f(x) dx = F(b) – F(a)</text:span></text:p>
      <text:p text:style-name="P25"><text:span text:style-name="T11">Esta parte del teorema nos proporciona un método práctico para calcular integrales definidas. Si conoces una antiderivada de la función que queremos integrar, simplemente evaluamos la antiderivada en los límites de integración y restamos los resultados. </text:span></text:p>
      <text:p text:style-name="P25"><text:span text:style-name="T11"/></text:p>
      <text:p text:style-name="P25"><text:span text:style-name="T10">Ejemplo práctico: </text:span></text:p>
      <text:list text:style-name="L7">
        <text:list-item>
          <text:p text:style-name="P1"><text:span text:style-name="T14">Calcular la corriente eléctrica: Utilizando derivadas</text:span></text:p>
        </text:list-item>
        <text:list-item>
          <text:p text:style-name="P2"><text:span text:style-name="T13">Determinar la energía almacenada en un capacitor: Utilizando integrales</text:span></text:p>
        </text:list-item>
        <text:list-item>
          <text:p text:style-name="P2"><text:span text:style-name="T13">Optimizar el diseño del circuito: Encontrar los valores de los componentes que maximicen la eficiencia del circuito. </text:span></text:p>
        </text:list-item>
      </text:list>
      <text:p text:style-name="P4"><text:span text:style-name="T12"/></text:p>
      <text:p text:style-name="P4"><text:span text:style-name="T12">El cálculo diferencial e integral te brinda un conjunto de herramientas poderosas para analizar el cambio, optimizar procesos, modelar sistemas y resolver problemas complej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ncode Sans" svg:font-family="'Encode Sans',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0T13:50:28.448815685</meta:creation-date>
    <dc:date>2024-09-10T15:05:15.451092741</dc:date>
    <meta:editing-duration>PT32S</meta:editing-duration>
    <meta:editing-cycles>1</meta:editing-cycles>
    <meta:document-statistic meta:table-count="0" meta:image-count="0" meta:object-count="0" meta:page-count="2" meta:paragraph-count="48" meta:word-count="879" meta:character-count="5532" meta:non-whitespace-character-count="4708"/>
    <meta:generator>LibreOffice/24.2.5.2$Linux_X86_64 LibreOffice_project/420$Build-2</meta:generator>
  </office:meta>
</office:document-meta>
</file>